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6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imelister alpha</text:p>
          </table:table-cell>
          <table:covered-table-cell table:number-columns-repeated="2" table:style-name="ce2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</table:table-row>
        <table:table-row table:style-name="ro1">
          <table:table-cell office:value-type="string" calcext:value-type="string">
            <text:p>Utvikling av API-wrapper (11.sep – 14.sep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marbeid planlegging, sette opp git repo, arb.fordeling osv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skusjon/samarbeid/etc (gruppemøter)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psett av recyclerview og adapt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bar design/funksjonalitet m/fragments+toolbar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oating action button meny</text:p>
          </table:table-cell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Samarbeid for å få recyclerviewadapter og fragments inn I navbar</text:p>
          </table:table-cell>
          <table:table-cell table:number-columns-repeated="2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å AddActivity til å snakke med recyclerview o.l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lish av recyclerview (riktig implementasjon) mtp AddActiv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6:.B19])" office:value-type="float" office:value="17.5" calcext:value-type="float">
            <text:p>17.5</text:p>
          </table:table-cell>
          <table:table-cell table:formula="of:=SUM([.C6:.C12])" office:value-type="float" office:value="15.5" calcext:value-type="float">
            <text:p>15.5</text:p>
          </table:table-cell>
          <table:table-cell table:formula="of:=SUM([.D6:.D19])"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5:59:58.902413335</meta:creation-date>
    <dc:date>2018-10-19T16:32:52.928920555</dc:date>
    <meta:editing-duration>PT1M23S</meta:editing-duration>
    <meta:editing-cycles>1</meta:editing-cycles>
    <meta:generator>LibreOffice/6.1.0.3$Linux_X86_64 LibreOffice_project/10$Build-3</meta:generator>
    <meta:document-statistic meta:table-count="1" meta:cell-count="35" meta:object-count="0"/>
  </office:meta>
</office:document-meta>
</file>